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69cm" svg:y1="11.963cm" svg:x2="13.769cm" svg:y2="16.534cm">
          <text:p/>
        </draw:line>
        <draw:line draw:style-name="gr1" draw:text-style-name="P1" draw:layer="layout" svg:x1="11.369cm" svg:y1="19.508cm" svg:x2="11.369cm" svg:y2="12.015cm">
          <text:p/>
        </draw:line>
        <draw:line draw:style-name="gr1" draw:text-style-name="P1" draw:layer="layout" svg:x1="9.268cm" svg:y1="11.741cm" svg:x2="9.268cm" svg:y2="19.234cm">
          <text:p/>
        </draw:line>
        <draw:line draw:style-name="gr1" draw:text-style-name="P1" draw:layer="layout" svg:x1="7.368cm" svg:y1="19.507cm" svg:x2="7.368cm" svg:y2="12.014cm">
          <text:p/>
        </draw:line>
        <draw:line draw:style-name="gr1" draw:text-style-name="P1" draw:layer="layout" svg:x1="5.318cm" svg:y1="11.741cm" svg:x2="5.318cm" svg:y2="19.234cm">
          <text:p/>
        </draw:line>
        <draw:line draw:style-name="gr1" draw:text-style-name="P1" draw:layer="layout" svg:x1="11.772cm" svg:y1="8.471cm" svg:x2="11.772cm" svg:y2="10.757cm">
          <text:p/>
        </draw:line>
        <draw:line draw:style-name="gr1" draw:text-style-name="P1" draw:layer="layout" svg:x1="11.795cm" svg:y1="5.572cm" svg:x2="11.795cm" svg:y2="7.858cm">
          <text:p/>
        </draw:line>
        <draw:line draw:style-name="gr1" draw:text-style-name="P1" draw:layer="layout" svg:x1="15.732cm" svg:y1="4.937cm" svg:x2="15.732cm" svg:y2="3.54cm">
          <text:p/>
        </draw:line>
        <draw:custom-shape draw:style-name="gr2" draw:text-style-name="P1" draw:layer="layout" svg:width="8.663cm" svg:height="1.003cm" svg:x="9.609cm" svg:y="4.863cm">
          <text:p text:style-name="P1">Front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.667cm" svg:height="2.159cm" svg:x="10.398cm" svg:y="1.381cm">
          <text:p text:style-name="P1">Java +<text:line-break/>JML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" draw:text-style-name="P1" draw:layer="layout" draw:type="line" svg:x1="11.731cm" svg:y1="3.54cm" svg:x2="11.721cm" svg:y2="4.815cm" draw:start-shape="id1" draw:start-glue-point="2" svg:d="m11731 3540-10 1275" svg:viewBox="0 0 11 1276">
          <text:p/>
        </draw:connector>
        <draw:custom-shape draw:style-name="gr3" draw:text-style-name="P1" draw:layer="layout" svg:width="2.667cm" svg:height="2.159cm" svg:x="14.397cm" svg:y="1.38cm">
          <text:p text:style-name="P1">Juni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layer="layout" svg:width="8.663cm" svg:height="1.003cm" svg:x="9.608cm" svg:y="7.862cm">
          <text:p text:style-name="P1">Back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5.76cm" svg:y1="7.858cm" svg:x2="15.76cm" svg:y2="5.953cm">
          <text:p/>
        </draw:line>
        <draw:line draw:style-name="gr1" draw:text-style-name="P1" draw:layer="layout" svg:x1="15.737cm" svg:y1="10.757cm" svg:x2="15.737cm" svg:y2="8.852cm">
          <text:p/>
        </draw:line>
        <draw:frame draw:style-name="gr4" draw:text-style-name="P2" draw:layer="layout" svg:width="3.937cm" svg:height="0.889cm" svg:x="7.35cm" svg:y="6.461cm">
          <draw:text-box>
            <text:p text:style-name="P2"><text:span text:style-name="T1">Java sources</text:span></text:p>
          </draw:text-box>
        </draw:frame>
        <draw:frame draw:style-name="gr4" draw:text-style-name="P2" draw:layer="layout" svg:width="3.937cm" svg:height="0.889cm" svg:x="16.351cm" svg:y="6.462cm">
          <draw:text-box>
            <text:p text:style-name="P2"><text:span text:style-name="T1">JUnit sources</text:span></text:p>
          </draw:text-box>
        </draw:frame>
        <draw:frame draw:style-name="gr4" draw:text-style-name="P2" draw:layer="layout" svg:width="3.937cm" svg:height="0.889cm" svg:x="7.351cm" svg:y="9.262cm">
          <draw:text-box>
            <text:p text:style-name="P2"><text:span text:style-name="T1">Java source</text:span></text:p>
          </draw:text-box>
        </draw:frame>
        <draw:frame draw:style-name="gr4" draw:text-style-name="P2" draw:layer="layout" svg:width="5.222cm" svg:height="0.889cm" svg:x="16.352cm" svg:y="9.263cm">
          <draw:text-box>
            <text:p text:style-name="P2"><text:span text:style-name="T1">Abstract test suite</text:span></text:p>
          </draw:text-box>
        </draw:frame>
        <draw:custom-shape draw:style-name="gr2" draw:text-style-name="P1" draw:layer="layout" svg:width="19.177cm" svg:height="1.003cm" svg:x="4.491cm" svg:y="10.76cm">
          <text:p text:style-name="P1">CoreInterfa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177cm" svg:height="1.003cm" svg:x="4.49cm" svg:y="19.259cm">
          <text:p text:style-name="P1">KeYInterfa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937cm" svg:height="0.889cm" draw:transform="rotate (1.5707963267949) translate (4.575cm 17.456cm)">
          <draw:text-box>
            <text:p text:style-name="P2"><text:span text:style-name="T1">Java source</text:span></text:p>
          </draw:text-box>
        </draw:frame>
        <draw:custom-shape draw:style-name="gr2" draw:text-style-name="P1" draw:layer="layout" svg:width="5.207cm" svg:height="2.198cm" svg:x="12.422cm" svg:y="16.567cm">
          <text:p text:style-name="P1">Code Coverage<text:line-break/>Process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364cm" svg:height="0.889cm" draw:transform="rotate (1.5707963267949) translate (6.515cm 17.629cm)">
          <draw:text-box>
            <text:p text:style-name="P2"><text:span text:style-name="T1">KeYJavaClass</text:span></text:p>
          </draw:text-box>
        </draw:frame>
        <draw:frame draw:style-name="gr4" draw:text-style-name="P2" draw:layer="layout" svg:width="4.999cm" svg:height="0.889cm" draw:transform="rotate (1.5707963267949) translate (8.462cm 17.829cm)">
          <draw:text-box>
            <text:p text:style-name="P2"><text:span text:style-name="T1">KeYJavaMethod</text:span></text:p>
          </draw:text-box>
        </draw:frame>
        <draw:frame draw:style-name="gr4" draw:text-style-name="P2" draw:layer="layout" svg:width="7.159cm" svg:height="0.889cm" draw:transform="rotate (1.5707963267949) translate (10.516cm 18.93cm)">
          <draw:text-box>
            <text:p text:style-name="P2"><text:span text:style-name="T1">Symbolic execution tree</text:span></text:p>
          </draw:text-box>
        </draw:frame>
        <draw:frame draw:style-name="gr4" draw:text-style-name="P3" draw:layer="layout" svg:width="4.999cm" svg:height="1.505cm" draw:transform="rotate (1.5707963267949) translate (12.187cm 16.948cm)">
          <draw:text-box>
            <text:p text:style-name="P3"><text:span text:style-name="T1">Symbolic execution tree</text:span></text:p>
          </draw:text-box>
        </draw:frame>
        <draw:line draw:style-name="gr1" draw:text-style-name="P1" draw:layer="layout" svg:x1="16.769cm" svg:y1="16.534cm" svg:x2="16.769cm" svg:y2="11.963cm">
          <text:p/>
        </draw:line>
        <draw:frame draw:style-name="gr4" draw:text-style-name="P3" draw:layer="layout" svg:width="4.999cm" svg:height="1.505cm" draw:transform="rotate (1.5707963267949) translate (15.187cm 16.749cm)">
          <draw:text-box>
            <text:p text:style-name="P3"><text:span text:style-name="T1">Symbolic execution nodes</text:span></text:p>
          </draw:text-box>
        </draw:frame>
        <draw:custom-shape draw:style-name="gr2" draw:text-style-name="P1" draw:layer="layout" svg:width="5.207cm" svg:height="2.198cm" svg:x="18.421cm" svg:y="16.566cm">
          <text:p text:style-name="P1">Model <text:line-break/>Generat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9.769cm" svg:y1="11.965cm" svg:x2="19.769cm" svg:y2="16.536cm">
          <text:p/>
        </draw:line>
        <draw:frame draw:style-name="gr4" draw:text-style-name="P3" draw:layer="layout" svg:width="4.999cm" svg:height="1.505cm" draw:transform="rotate (1.5707963267949) translate (18.187cm 16.75cm)">
          <draw:text-box>
            <text:p text:style-name="P3"><text:span text:style-name="T1">Symbolic execution nodes</text:span></text:p>
          </draw:text-box>
        </draw:frame>
        <draw:line draw:style-name="gr1" draw:text-style-name="P1" draw:layer="layout" svg:x1="22.769cm" svg:y1="16.535cm" svg:x2="22.769cm" svg:y2="11.964cm">
          <text:p/>
        </draw:line>
        <draw:frame draw:style-name="gr4" draw:text-style-name="P3" draw:layer="layout" svg:width="4.999cm" svg:height="0.889cm" draw:transform="rotate (1.5707963267949) translate (21.987cm 16.75cm)">
          <draw:text-box>
            <text:p text:style-name="P3"><text:span text:style-name="T1">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r Svanefalk</meta:initial-creator>
    <meta:creation-date>2013-02-25T20:46:17</meta:creation-date>
    <dc:date>2013-02-25T21:49:39</dc:date>
    <dc:creator>Christopher Svanefalk</dc:creator>
    <meta:editing-duration>PT2M16S</meta:editing-duration>
    <meta:editing-cycles>2</meta:editing-cycles>
    <meta:generator>LibreOffice/3.5$Linux_X86_64 LibreOffice_project/350m1$Build-2</meta:generator>
    <meta:document-statistic meta:object-count="34"/>
  </office:meta>
</office:document-meta>
</file>